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udp_1ue_throughput" table:style-name="ta1">
        <table:shapes>
          <draw:frame draw:z-index="0" draw:style-name="gr1" draw:text-style-name="P1" svg:width="15.999cm" svg:height="8.999cm" svg:x="11.775cm" svg:y="0cm">
            <draw:object draw:notify-on-update-of-ranges="udp_1ue_throughput.A2:udp_1ue_throughput.A5 udp_1ue_throughput.B1:udp_1ue_throughput.B1 udp_1ue_throughput.B2:udp_1ue_throughput.B5 udp_1ue_throughput.C1:udp_1ue_throughput.C1 udp_1ue_throughput.C2:udp_1ue_throughput.C5 udp_1ue_throughput.D1:udp_1ue_throughput.D1 udp_1ue_throughput.D2:udp_1ue_throughput.D5 udp_1ue_throughput.E1:udp_1ue_throughput.E1 udp_1ue_throughput.E2:udp_1ue_throughput.E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datarate</text:p>
          </table:table-cell>
          <table:table-cell office:value-type="string">
            <text:p>lte</text:p>
          </table:table-cell>
          <table:table-cell office:value-type="string">
            <text:p>wifi</text:p>
          </table:table-cell>
          <table:table-cell office:value-type="string">
            <text:p>ltewifi</text:p>
          </table:table-cell>
          <table:table-cell office:value-type="string">
            <text:p>lteulwifid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9192">
            <text:p>3.9192</text:p>
          </table:table-cell>
          <table:table-cell office:value-type="float" office:value="3.9223">
            <text:p>3.9223</text:p>
          </table:table-cell>
          <table:table-cell office:value-type="float" office:value="3.92081">
            <text:p>3.92081</text:p>
          </table:table-cell>
          <table:table-cell office:value-type="float" office:value="3.91953">
            <text:p>3.9195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.5068">
            <text:p>23.5068</text:p>
          </table:table-cell>
          <table:table-cell office:value-type="float" office:value="22.8902">
            <text:p>22.8902</text:p>
          </table:table-cell>
          <table:table-cell office:value-type="float" office:value="23.5097">
            <text:p>23.5097</text:p>
          </table:table-cell>
          <table:table-cell office:value-type="float" office:value="23.5088">
            <text:p>23.508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4.0666">
            <text:p>34.0666</text:p>
          </table:table-cell>
          <table:table-cell office:value-type="float" office:value="22.9864">
            <text:p>22.9864</text:p>
          </table:table-cell>
          <table:table-cell office:value-type="float" office:value="46.3858">
            <text:p>46.3858</text:p>
          </table:table-cell>
          <table:table-cell office:value-type="float" office:value="40.9237">
            <text:p>40.923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4.0666">
            <text:p>34.0666</text:p>
          </table:table-cell>
          <table:table-cell office:value-type="float" office:value="22.9861">
            <text:p>22.9861</text:p>
          </table:table-cell>
          <table:table-cell office:value-type="float" office:value="57.0522">
            <text:p>57.0522</text:p>
          </table:table-cell>
          <table:table-cell office:value-type="float" office:value="57.1777">
            <text:p>57.1777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dp_1ue_delay" table:style-name="ta1">
        <table:shapes>
          <draw:frame draw:z-index="0" draw:style-name="gr1" draw:text-style-name="P1" svg:width="15.999cm" svg:height="8.999cm" svg:x="11.389cm" svg:y="0.1cm">
            <draw:object draw:notify-on-update-of-ranges="udp_1ue_delay.A2:udp_1ue_delay.A5 udp_1ue_delay.B1:udp_1ue_delay.B1 udp_1ue_delay.B2:udp_1ue_delay.B5 udp_1ue_delay.C1:udp_1ue_delay.C1 udp_1ue_delay.C2:udp_1ue_delay.C5 udp_1ue_delay.D1:udp_1ue_delay.D1 udp_1ue_delay.D2:udp_1ue_delay.D5 udp_1ue_delay.E1:udp_1ue_delay.E1 udp_1ue_delay.E2:udp_1ue_delay.E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datarate</text:p>
          </table:table-cell>
          <table:table-cell office:value-type="string">
            <text:p>lte</text:p>
          </table:table-cell>
          <table:table-cell office:value-type="string">
            <text:p>wifi</text:p>
          </table:table-cell>
          <table:table-cell office:value-type="string">
            <text:p>ltewifi</text:p>
          </table:table-cell>
          <table:table-cell office:value-type="string">
            <text:p>lteulwifid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790584">
            <text:p>0.00790584</text:p>
          </table:table-cell>
          <table:table-cell office:value-type="float" office:value="0.000737304">
            <text:p>0.000737304</text:p>
          </table:table-cell>
          <table:table-cell office:value-type="float" office:value="0.0041477">
            <text:p>0.0041477</text:p>
          </table:table-cell>
          <table:table-cell office:value-type="float" office:value="0.00708297">
            <text:p>0.0070829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455808">
            <text:p>0.00455808</text:p>
          </table:table-cell>
          <table:table-cell office:value-type="float" office:value="0.0327901">
            <text:p>0.0327901</text:p>
          </table:table-cell>
          <table:table-cell office:value-type="float" office:value="0.0028907">
            <text:p>0.0028907</text:p>
          </table:table-cell>
          <table:table-cell office:value-type="float" office:value="0.00373033">
            <text:p>0.0037303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0804384">
            <text:p>0.00804384</text:p>
          </table:table-cell>
          <table:table-cell office:value-type="float" office:value="0.0499071">
            <text:p>0.0499071</text:p>
          </table:table-cell>
          <table:table-cell office:value-type="float" office:value="0.0185824">
            <text:p>0.0185824</text:p>
          </table:table-cell>
          <table:table-cell office:value-type="float" office:value="0.00480664">
            <text:p>0.0048066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0825925">
            <text:p>0.00825925</text:p>
          </table:table-cell>
          <table:table-cell office:value-type="float" office:value="0.0500863">
            <text:p>0.0500863</text:p>
          </table:table-cell>
          <table:table-cell office:value-type="float" office:value="0.0249917">
            <text:p>0.0249917</text:p>
          </table:table-cell>
          <table:table-cell office:value-type="float" office:value="0.0244897">
            <text:p>0.0244897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dp_1ue_pktloss" table:style-name="ta1">
        <table:shapes>
          <draw:frame draw:z-index="0" draw:style-name="gr1" draw:text-style-name="P1" svg:width="15.999cm" svg:height="8.999cm" svg:x="11.389cm" svg:y="0.1cm">
            <draw:object draw:notify-on-update-of-ranges="udp_1ue_pktloss.A2:udp_1ue_pktloss.A5 udp_1ue_pktloss.B1:udp_1ue_pktloss.B1 udp_1ue_pktloss.B2:udp_1ue_pktloss.B5 udp_1ue_pktloss.C1:udp_1ue_pktloss.C1 udp_1ue_pktloss.C2:udp_1ue_pktloss.C5 udp_1ue_pktloss.D1:udp_1ue_pktloss.D1 udp_1ue_pktloss.D2:udp_1ue_pktloss.D5 udp_1ue_pktloss.E1:udp_1ue_pktloss.E1 udp_1ue_pktloss.E2:udp_1ue_pktloss.E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datarate</text:p>
          </table:table-cell>
          <table:table-cell office:value-type="string">
            <text:p>lte</text:p>
          </table:table-cell>
          <table:table-cell office:value-type="string">
            <text:p>wifi</text:p>
          </table:table-cell>
          <table:table-cell office:value-type="string">
            <text:p>ltewifi</text:p>
          </table:table-cell>
          <table:table-cell office:value-type="string">
            <text:p>lteulwifid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454959">
            <text:p>0.0454959</text:p>
          </table:table-cell>
          <table:table-cell office:value-type="float" office:value="0">
            <text:p>0</text:p>
          </table:table-cell>
          <table:table-cell office:value-type="float" office:value="0.022748">
            <text:p>0.022748</text:p>
          </table:table-cell>
          <table:table-cell office:value-type="float" office:value="0.0454959">
            <text:p>0.045495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644525">
            <text:p>0.0644525</text:p>
          </table:table-cell>
          <table:table-cell office:value-type="float" office:value="2.69184">
            <text:p>2.69184</text:p>
          </table:table-cell>
          <table:table-cell table:number-columns-repeated="2" office:value-type="float" office:value="0.0568699">
            <text:p>0.056869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7.6351">
            <text:p>27.6351</text:p>
          </table:table-cell>
          <table:table-cell office:value-type="float" office:value="51.1821">
            <text:p>51.1821</text:p>
          </table:table-cell>
          <table:table-cell office:value-type="float" office:value="1.47003">
            <text:p>1.47003</text:p>
          </table:table-cell>
          <table:table-cell office:value-type="float" office:value="13.0693">
            <text:p>13.069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3.8162">
            <text:p>63.8162</text:p>
          </table:table-cell>
          <table:table-cell office:value-type="float" office:value="75.5901">
            <text:p>75.5901</text:p>
          </table:table-cell>
          <table:table-cell office:value-type="float" office:value="39.4063">
            <text:p>39.4063</text:p>
          </table:table-cell>
          <table:table-cell office:value-type="float" office:value="39.2689">
            <text:p>39.2689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dp_4ue_throughput" table:style-name="ta1">
        <table:shapes>
          <draw:frame draw:z-index="0" draw:style-name="gr1" draw:text-style-name="P1" svg:width="15.999cm" svg:height="8.999cm" svg:x="11.389cm" svg:y="0.1cm">
            <draw:object draw:notify-on-update-of-ranges="udp_4ue_throughput.A2:udp_4ue_throughput.A5 udp_4ue_throughput.B1:udp_4ue_throughput.B1 udp_4ue_throughput.B2:udp_4ue_throughput.B5 udp_4ue_throughput.C1:udp_4ue_throughput.C1 udp_4ue_throughput.C2:udp_4ue_throughput.C5 udp_4ue_throughput.D1:udp_4ue_throughput.D1 udp_4ue_throughput.D2:udp_4ue_throughput.D5 udp_4ue_throughput.E1:udp_4ue_throughput.E1 udp_4ue_throughput.E2:udp_4ue_throughput.E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datarate</text:p>
          </table:table-cell>
          <table:table-cell office:value-type="string">
            <text:p>lte</text:p>
          </table:table-cell>
          <table:table-cell office:value-type="string">
            <text:p>wifi</text:p>
          </table:table-cell>
          <table:table-cell office:value-type="string">
            <text:p>ltewifi</text:p>
          </table:table-cell>
          <table:table-cell office:value-type="string">
            <text:p>lteulwifid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.6793">
            <text:p>15.6793</text:p>
          </table:table-cell>
          <table:table-cell office:value-type="float" office:value="5.46046">
            <text:p>5.46046</text:p>
          </table:table-cell>
          <table:table-cell office:value-type="float" office:value="14.5809">
            <text:p>14.5809</text:p>
          </table:table-cell>
          <table:table-cell office:value-type="float" office:value="15.6818">
            <text:p>15.68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.3429">
            <text:p>31.3429</text:p>
          </table:table-cell>
          <table:table-cell office:value-type="float" office:value="5.21179">
            <text:p>5.21179</text:p>
          </table:table-cell>
          <table:table-cell office:value-type="float" office:value="20.8223">
            <text:p>20.8223</text:p>
          </table:table-cell>
          <table:table-cell office:value-type="float" office:value="31.3477">
            <text:p>31.347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3.2323">
            <text:p>33.2323</text:p>
          </table:table-cell>
          <table:table-cell office:value-type="float" office:value="5.49295">
            <text:p>5.49295</text:p>
          </table:table-cell>
          <table:table-cell office:value-type="float" office:value="36.9443">
            <text:p>36.9443</text:p>
          </table:table-cell>
          <table:table-cell office:value-type="float" office:value="47.8996">
            <text:p>47.899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3.2472">
            <text:p>33.2472</text:p>
          </table:table-cell>
          <table:table-cell office:value-type="float" office:value="5.55961">
            <text:p>5.55961</text:p>
          </table:table-cell>
          <table:table-cell office:value-type="float" office:value="38.5468">
            <text:p>38.5468</text:p>
          </table:table-cell>
          <table:table-cell office:value-type="float" office:value="56.1243">
            <text:p>56.1243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dp_4ue_delay" table:style-name="ta1">
        <table:shapes>
          <draw:frame draw:z-index="0" draw:style-name="gr1" draw:text-style-name="P1" svg:width="15.999cm" svg:height="8.999cm" svg:x="11.389cm" svg:y="0.1cm">
            <draw:object draw:notify-on-update-of-ranges="udp_4ue_delay.A2:udp_4ue_delay.A5 udp_4ue_delay.B1:udp_4ue_delay.B1 udp_4ue_delay.B2:udp_4ue_delay.B5 udp_4ue_delay.C1:udp_4ue_delay.C1 udp_4ue_delay.C2:udp_4ue_delay.C5 udp_4ue_delay.D1:udp_4ue_delay.D1 udp_4ue_delay.D2:udp_4ue_delay.D5 udp_4ue_delay.E1:udp_4ue_delay.E1 udp_4ue_delay.E2:udp_4ue_delay.E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datarate</text:p>
          </table:table-cell>
          <table:table-cell office:value-type="string">
            <text:p>lte</text:p>
          </table:table-cell>
          <table:table-cell office:value-type="string">
            <text:p>wifi</text:p>
          </table:table-cell>
          <table:table-cell office:value-type="string">
            <text:p>ltewifi</text:p>
          </table:table-cell>
          <table:table-cell office:value-type="string">
            <text:p>lteulwifid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691555">
            <text:p>0.00691555</text:p>
          </table:table-cell>
          <table:table-cell office:value-type="float" office:value="0.0466468">
            <text:p>0.0466468</text:p>
          </table:table-cell>
          <table:table-cell office:value-type="float" office:value="0.0128573">
            <text:p>0.0128573</text:p>
          </table:table-cell>
          <table:table-cell office:value-type="float" office:value="0.00548235">
            <text:p>0.0054823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672398">
            <text:p>0.00672398</text:p>
          </table:table-cell>
          <table:table-cell office:value-type="float" office:value="0.0525776">
            <text:p>0.0525776</text:p>
          </table:table-cell>
          <table:table-cell office:value-type="float" office:value="0.0167848">
            <text:p>0.0167848</text:p>
          </table:table-cell>
          <table:table-cell office:value-type="float" office:value="0.00537091">
            <text:p>0.0053709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215739">
            <text:p>0.0215739</text:p>
          </table:table-cell>
          <table:table-cell office:value-type="float" office:value="0.0534479">
            <text:p>0.0534479</text:p>
          </table:table-cell>
          <table:table-cell office:value-type="float" office:value="0.0130814">
            <text:p>0.0130814</text:p>
          </table:table-cell>
          <table:table-cell office:value-type="float" office:value="0.00983958">
            <text:p>0.0098395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21919">
            <text:p>0.021919</text:p>
          </table:table-cell>
          <table:table-cell office:value-type="float" office:value="0.0538822">
            <text:p>0.0538822</text:p>
          </table:table-cell>
          <table:table-cell office:value-type="float" office:value="0.0262691">
            <text:p>0.0262691</text:p>
          </table:table-cell>
          <table:table-cell office:value-type="float" office:value="0.0330781">
            <text:p>0.0330781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dp_4ue_pktloss" table:style-name="ta1">
        <table:shapes>
          <draw:frame draw:z-index="0" draw:style-name="gr1" draw:text-style-name="P1" svg:width="15.999cm" svg:height="8.999cm" svg:x="11.389cm" svg:y="0.1cm">
            <draw:object draw:notify-on-update-of-ranges="udp_4ue_pktloss.A2:udp_4ue_pktloss.A5 udp_4ue_pktloss.B1:udp_4ue_pktloss.B1 udp_4ue_pktloss.B2:udp_4ue_pktloss.B5 udp_4ue_pktloss.C1:udp_4ue_pktloss.C1 udp_4ue_pktloss.C2:udp_4ue_pktloss.C5 udp_4ue_pktloss.D1:udp_4ue_pktloss.D1 udp_4ue_pktloss.D2:udp_4ue_pktloss.D5 udp_4ue_pktloss.E1:udp_4ue_pktloss.E1 udp_4ue_pktloss.E2:udp_4ue_pktloss.E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datarate</text:p>
          </table:table-cell>
          <table:table-cell office:value-type="string">
            <text:p>lte</text:p>
          </table:table-cell>
          <table:table-cell office:value-type="string">
            <text:p>wifi</text:p>
          </table:table-cell>
          <table:table-cell office:value-type="string">
            <text:p>ltewifi</text:p>
          </table:table-cell>
          <table:table-cell office:value-type="string">
            <text:p>lteulwifid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682439">
            <text:p>0.0682439</text:p>
          </table:table-cell>
          <table:table-cell office:value-type="float" office:value="65.3037">
            <text:p>65.3037</text:p>
          </table:table-cell>
          <table:table-cell office:value-type="float" office:value="7.05755">
            <text:p>7.05755</text:p>
          </table:table-cell>
          <table:table-cell office:value-type="float" office:value="0.0454959">
            <text:p>0.045495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796178">
            <text:p>0.0796178</text:p>
          </table:table-cell>
          <table:table-cell office:value-type="float" office:value="83.431">
            <text:p>83.431</text:p>
          </table:table-cell>
          <table:table-cell office:value-type="float" office:value="33.6471">
            <text:p>33.6471</text:p>
          </table:table-cell>
          <table:table-cell office:value-type="float" office:value="0.0597134">
            <text:p>0.059713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7.0137">
            <text:p>47.0137</text:p>
          </table:table-cell>
          <table:table-cell office:value-type="float" office:value="91.2841">
            <text:p>91.2841</text:p>
          </table:table-cell>
          <table:table-cell office:value-type="float" office:value="41.3524">
            <text:p>41.3524</text:p>
          </table:table-cell>
          <table:table-cell office:value-type="float" office:value="23.6277">
            <text:p>23.627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4.6838">
            <text:p>64.6838</text:p>
          </table:table-cell>
          <table:table-cell office:value-type="float" office:value="94.3358">
            <text:p>94.3358</text:p>
          </table:table-cell>
          <table:table-cell office:value-type="float" office:value="59.0508">
            <text:p>59.0508</text:p>
          </table:table-cell>
          <table:table-cell office:value-type="float" office:value="40.3662">
            <text:p>40.3662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cp_1ue_throughput" table:style-name="ta1">
        <table:shapes>
          <draw:frame draw:z-index="0" draw:style-name="gr1" draw:text-style-name="P1" svg:width="15.999cm" svg:height="8.999cm" svg:x="13.647cm" svg:y="0.1cm">
            <draw:object draw:notify-on-update-of-ranges="tcp_1ue_throughput.C1:tcp_1ue_throughput.F1 tcp_1ue_throughput.C2:tcp_1ue_throughput.F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2">
          <table:table-cell office:value-type="string">
            <text:p>lte</text:p>
          </table:table-cell>
          <table:table-cell office:value-type="string">
            <text:p>wifi</text:p>
          </table:table-cell>
          <table:table-cell office:value-type="string">
            <text:p>ltewifi_pktsplit</text:p>
          </table:table-cell>
          <table:table-cell office:value-type="string">
            <text:p>ltewifi_flowsplit</text:p>
          </table:table-cell>
          <table:table-cell office:value-type="string">
            <text:p>lteulwifidl</text:p>
          </table:table-cell>
          <table:table-cell office:value-type="string">
            <text:p>lte(ctrl+data)wifi(data)</text:p>
          </table:table-cell>
        </table:table-row>
        <table:table-row table:style-name="ro1">
          <table:table-cell office:value-type="float" office:value="26.5381">
            <text:p>26.5381</text:p>
          </table:table-cell>
          <table:table-cell office:value-type="float" office:value="12.5957">
            <text:p>12.5957</text:p>
          </table:table-cell>
          <table:table-cell office:value-type="float" office:value="21.8299">
            <text:p>21.8299</text:p>
          </table:table-cell>
          <table:table-cell office:value-type="float" office:value="34.8732">
            <text:p>34.8732</text:p>
          </table:table-cell>
          <table:table-cell office:value-type="float" office:value="30.7453">
            <text:p>30.7453</text:p>
          </table:table-cell>
          <table:table-cell office:value-type="float" office:value="38.5503">
            <text:p>38.5503</text:p>
          </table:table-cell>
        </table:table-row>
      </table:table>
      <table:table table:name="tcp_4ue_throughput" table:style-name="ta1">
        <table:shapes>
          <draw:frame draw:z-index="0" draw:style-name="gr1" draw:text-style-name="P1" svg:width="15.999cm" svg:height="8.999cm" svg:x="13.647cm" svg:y="0.1cm">
            <draw:object draw:notify-on-update-of-ranges="tcp_4ue_throughput.C1:tcp_4ue_throughput.F1 tcp_4ue_throughput.C2:tcp_4ue_throughput.F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lte</text:p>
          </table:table-cell>
          <table:table-cell office:value-type="string">
            <text:p>wifi</text:p>
          </table:table-cell>
          <table:table-cell office:value-type="string">
            <text:p>ltewifi_pktsplit</text:p>
          </table:table-cell>
          <table:table-cell office:value-type="string">
            <text:p>ltewifi_flowsplit</text:p>
          </table:table-cell>
          <table:table-cell office:value-type="string">
            <text:p>lteulwifidl</text:p>
          </table:table-cell>
          <table:table-cell office:value-type="string">
            <text:p>lte(ctrl+data)wifi(data)</text:p>
          </table:table-cell>
        </table:table-row>
        <table:table-row table:style-name="ro1">
          <table:table-cell office:value-type="float" office:value="29.9465">
            <text:p>29.9465</text:p>
          </table:table-cell>
          <table:table-cell office:value-type="float" office:value="8.47828">
            <text:p>8.47828</text:p>
          </table:table-cell>
          <table:table-cell office:value-type="float" office:value="16.1879">
            <text:p>16.1879</text:p>
          </table:table-cell>
          <table:table-cell office:value-type="float" office:value="25.4479">
            <text:p>25.4479</text:p>
          </table:table-cell>
          <table:table-cell office:value-type="float" office:value="38.293">
            <text:p>38.293</text:p>
          </table:table-cell>
          <table:table-cell office:value-type="float" office:value="43.7509">
            <text:p>43.7509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 style:data-style-name="N2" text:time-value="0000-00-00T16:57: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16:06:01</meta:creation-date>
    <dc:date>2015-03-04T23:34:36</dc:date>
    <meta:editing-duration>PT2H58M1S</meta:editing-duration>
    <meta:editing-cycles>52</meta:editing-cycles>
    <meta:generator>LibreOffice/4.0.2.2$Linux_X86_64 LibreOffice_project/400m0$Build-2</meta:generator>
    <meta:document-statistic meta:table-count="8" meta:cell-count="17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46cm" svg:y="0.316cm" chart:style-name="ch2">
          <text:p>Tcp 4ue Throughput</text:p>
        </chart:title>
        <chart:plot-area chart:style-name="ch3" table:cell-range-address="tcp_4ue_throughput.C1:tcp_4ue_throughput.F2" chart:data-source-has-labels="row" svg:x="1.331cm" svg:y="1.635cm" svg:width="14.029cm" svg:height="6.765cm">
          <chartooo:coordinate-region svg:x="1.952cm" svg:y="1.834cm" svg:width="13.296cm" svg:height="5.919cm"/>
          <chart:axis chart:dimension="x" chart:name="primary-x" chart:style-name="ch4" chartooo:axis-type="auto">
            <chartooo:date-scale/>
            <chart:categories table:cell-range-address="tcp_4ue_throughput.C1:tcp_4ue_throughput.F1"/>
          </chart:axis>
          <chart:axis chart:dimension="y" chart:name="primary-y" chart:style-name="ch5">
            <chart:title svg:x="0.451cm" svg:y="7.601cm" chart:style-name="ch6">
              <text:p>Total Throughput of all flows(Mbps)</text:p>
            </chart:title>
            <chart:grid chart:style-name="ch7" chart:class="major"/>
          </chart:axis>
          <chart:series chart:style-name="ch8" chart:values-cell-range-address="tcp_4ue_throughput.C2:tcp_4ue_throughput.F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wifi_pktsplit</text:p>
                <draw:g>
                  <svg:desc>tcp_4ue_throughput.C1:tcp_4ue_throughput.F1</svg:desc>
                </draw:g>
              </table:table-cell>
              <table:table-cell office:value-type="string">
                <text:p>ltewifi_flowsplit</text:p>
              </table:table-cell>
              <table:table-cell office:value-type="string">
                <text:p>lteulwifidl</text:p>
              </table:table-cell>
              <table:table-cell office:value-type="string">
                <text:p>lte(ctrl+data)wifi(data)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6.1879">
                <text:p>16.1879</text:p>
                <draw:g>
                  <svg:desc>tcp_4ue_throughput.C2:tcp_4ue_throughput.F2</svg:desc>
                </draw:g>
              </table:table-cell>
              <table:table-cell office:value-type="float" office:value="25.4479">
                <text:p>25.4479</text:p>
              </table:table-cell>
              <table:table-cell office:value-type="float" office:value="38.293">
                <text:p>38.293</text:p>
              </table:table-cell>
              <table:table-cell office:value-type="float" office:value="43.7509">
                <text:p>43.75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46cm" svg:y="0.316cm" chart:style-name="ch2">
          <text:p>Tcp 1ue Throughput</text:p>
        </chart:title>
        <chart:plot-area chart:style-name="ch3" table:cell-range-address="tcp_1ue_throughput.C1:tcp_1ue_throughput.F2" chart:data-source-has-labels="row" svg:x="1.331cm" svg:y="1.635cm" svg:width="14.029cm" svg:height="6.765cm">
          <chartooo:coordinate-region svg:x="1.952cm" svg:y="1.834cm" svg:width="13.296cm" svg:height="5.919cm"/>
          <chart:axis chart:dimension="x" chart:name="primary-x" chart:style-name="ch4" chartooo:axis-type="auto">
            <chartooo:date-scale/>
            <chart:categories table:cell-range-address="tcp_1ue_throughput.C1:tcp_1ue_throughput.F1"/>
          </chart:axis>
          <chart:axis chart:dimension="y" chart:name="primary-y" chart:style-name="ch5">
            <chart:title svg:x="0.451cm" svg:y="7.866cm" chart:style-name="ch6">
              <text:p>Total Throughput of all the flows(Mbps)</text:p>
            </chart:title>
            <chart:grid chart:style-name="ch7" chart:class="major"/>
          </chart:axis>
          <chart:series chart:style-name="ch8" chart:values-cell-range-address="tcp_1ue_throughput.C2:tcp_1ue_throughput.F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wifi_pktsplit</text:p>
                <draw:g>
                  <svg:desc>tcp_1ue_throughput.C1:tcp_1ue_throughput.F1</svg:desc>
                </draw:g>
              </table:table-cell>
              <table:table-cell office:value-type="string">
                <text:p>ltewifi_flowsplit</text:p>
              </table:table-cell>
              <table:table-cell office:value-type="string">
                <text:p>lteulwifidl</text:p>
              </table:table-cell>
              <table:table-cell office:value-type="string">
                <text:p>lte(ctrl+data)wifi(data)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1.8299">
                <text:p>21.8299</text:p>
                <draw:g>
                  <svg:desc>tcp_1ue_throughput.C2:tcp_1ue_throughput.F2</svg:desc>
                </draw:g>
              </table:table-cell>
              <table:table-cell office:value-type="float" office:value="34.8732">
                <text:p>34.8732</text:p>
              </table:table-cell>
              <table:table-cell office:value-type="float" office:value="30.7453">
                <text:p>30.7453</text:p>
              </table:table-cell>
              <table:table-cell office:value-type="float" office:value="38.5503">
                <text:p>38.55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53cm" svg:y="0.316cm" chart:style-name="ch2">
          <text:p>Udp 1ue Throughtput</text:p>
        </chart:title>
        <chart:legend chart:legend-position="end" svg:x="13.843cm" svg:y="3.454cm" style:legend-expansion="high" chart:style-name="ch3"/>
        <chart:plot-area chart:style-name="ch4" table:cell-range-address="udp_1ue_throughput.A1:udp_1ue_throughput.E5" chart:data-source-has-labels="both" svg:x="1.331cm" svg:y="1.635cm" svg:width="11.872cm" svg:height="6.204cm">
          <chartooo:coordinate-region svg:x="1.952cm" svg:y="1.834cm" svg:width="11.251cm" svg:height="5.358cm"/>
          <chart:axis chart:dimension="x" chart:name="primary-x" chart:style-name="ch5" chartooo:axis-type="auto">
            <chartooo:date-scale/>
            <chart:title svg:x="6.085cm" svg:y="8.019cm" chart:style-name="ch6">
              <text:p>Datarate(Mbps)</text:p>
            </chart:title>
            <chart:categories table:cell-range-address="udp_1ue_throughput.A2:udp_1ue_throughput.A5"/>
          </chart:axis>
          <chart:axis chart:dimension="y" chart:name="primary-y" chart:style-name="ch7">
            <chart:title svg:x="0.451cm" svg:y="6.13cm" chart:style-name="ch8">
              <text:p>Throughput(Mbps)</text:p>
            </chart:title>
            <chart:grid chart:style-name="ch9" chart:class="major"/>
          </chart:axis>
          <chart:series chart:style-name="ch10" chart:values-cell-range-address="udp_1ue_throughput.B2:udp_1ue_throughput.B5" chart:label-cell-address="udp_1ue_throughput.B1:udp_1ue_throughput.B1" chart:class="chart:bar">
            <chart:data-point chart:repeated="4"/>
          </chart:series>
          <chart:series chart:style-name="ch11" chart:values-cell-range-address="udp_1ue_throughput.C2:udp_1ue_throughput.C5" chart:label-cell-address="udp_1ue_throughput.C1:udp_1ue_throughput.C1" chart:class="chart:bar">
            <chart:data-point chart:repeated="4"/>
          </chart:series>
          <chart:series chart:style-name="ch12" chart:values-cell-range-address="udp_1ue_throughput.D2:udp_1ue_throughput.D5" chart:label-cell-address="udp_1ue_throughput.D1:udp_1ue_throughput.D1" chart:class="chart:bar">
            <chart:data-point chart:repeated="4"/>
          </chart:series>
          <chart:series chart:style-name="ch13" chart:values-cell-range-address="udp_1ue_throughput.E2:udp_1ue_throughput.E5" chart:label-cell-address="udp_1ue_throughput.E1:udp_1ue_throughput.E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</text:p>
                <draw:g>
                  <svg:desc>udp_1ue_throughput.B1:udp_1ue_throughput.B1</svg:desc>
                </draw:g>
              </table:table-cell>
              <table:table-cell office:value-type="string">
                <text:p>wifi</text:p>
                <draw:g>
                  <svg:desc>udp_1ue_throughput.C1:udp_1ue_throughput.C1</svg:desc>
                </draw:g>
              </table:table-cell>
              <table:table-cell office:value-type="string">
                <text:p>ltewifi</text:p>
                <draw:g>
                  <svg:desc>udp_1ue_throughput.D1:udp_1ue_throughput.D1</svg:desc>
                </draw:g>
              </table:table-cell>
              <table:table-cell office:value-type="string">
                <text:p>lteulwifidl</text:p>
                <draw:g>
                  <svg:desc>udp_1ue_throughput.E1:udp_1ue_throughput.E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udp_1ue_throughput.A2:udp_1ue_throughput.A5</svg:desc>
                </draw:g>
              </table:table-cell>
              <table:table-cell office:value-type="float" office:value="3.9192">
                <text:p>3.9192</text:p>
                <draw:g>
                  <svg:desc>udp_1ue_throughput.B2:udp_1ue_throughput.B5</svg:desc>
                </draw:g>
              </table:table-cell>
              <table:table-cell office:value-type="float" office:value="3.9223">
                <text:p>3.9223</text:p>
                <draw:g>
                  <svg:desc>udp_1ue_throughput.C2:udp_1ue_throughput.C5</svg:desc>
                </draw:g>
              </table:table-cell>
              <table:table-cell office:value-type="float" office:value="3.92081">
                <text:p>3.92081</text:p>
                <draw:g>
                  <svg:desc>udp_1ue_throughput.D2:udp_1ue_throughput.D5</svg:desc>
                </draw:g>
              </table:table-cell>
              <table:table-cell office:value-type="float" office:value="3.91953">
                <text:p>3.91953</text:p>
                <draw:g>
                  <svg:desc>udp_1ue_throughput.E2:udp_1ue_throughput.E5</svg:desc>
                </draw:g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3.5068">
                <text:p>23.5068</text:p>
              </table:table-cell>
              <table:table-cell office:value-type="float" office:value="22.8902">
                <text:p>22.8902</text:p>
              </table:table-cell>
              <table:table-cell office:value-type="float" office:value="23.5097">
                <text:p>23.5097</text:p>
              </table:table-cell>
              <table:table-cell office:value-type="float" office:value="23.5088">
                <text:p>23.508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4.0666">
                <text:p>34.0666</text:p>
              </table:table-cell>
              <table:table-cell office:value-type="float" office:value="22.9864">
                <text:p>22.9864</text:p>
              </table:table-cell>
              <table:table-cell office:value-type="float" office:value="46.3858">
                <text:p>46.3858</text:p>
              </table:table-cell>
              <table:table-cell office:value-type="float" office:value="40.9237">
                <text:p>40.923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4.0666">
                <text:p>34.0666</text:p>
              </table:table-cell>
              <table:table-cell office:value-type="float" office:value="22.9861">
                <text:p>22.9861</text:p>
              </table:table-cell>
              <table:table-cell office:value-type="float" office:value="57.0522">
                <text:p>57.0522</text:p>
              </table:table-cell>
              <table:table-cell office:value-type="float" office:value="57.1777">
                <text:p>57.17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62cm" svg:y="0.316cm" chart:style-name="ch2">
          <text:p>Udp 1ue Delay</text:p>
        </chart:title>
        <chart:legend chart:legend-position="end" svg:x="13.843cm" svg:y="3.454cm" style:legend-expansion="high" chart:style-name="ch3"/>
        <chart:plot-area chart:style-name="ch4" table:cell-range-address="udp_1ue_delay.A1:udp_1ue_delay.E5" chart:data-source-has-labels="both" svg:x="1.331cm" svg:y="1.635cm" svg:width="11.872cm" svg:height="6.204cm">
          <chartooo:coordinate-region svg:x="2.243cm" svg:y="1.834cm" svg:width="10.96cm" svg:height="5.358cm"/>
          <chart:axis chart:dimension="x" chart:name="primary-x" chart:style-name="ch5" chartooo:axis-type="auto">
            <chartooo:date-scale/>
            <chart:title svg:x="6.085cm" svg:y="8.019cm" chart:style-name="ch6">
              <text:p>Datarate(Mbps)</text:p>
            </chart:title>
            <chart:categories table:cell-range-address="udp_1ue_delay.A2:udp_1ue_delay.A5"/>
          </chart:axis>
          <chart:axis chart:dimension="y" chart:name="primary-y" chart:style-name="ch7">
            <chart:title svg:x="0.451cm" svg:y="7.797cm" chart:style-name="ch8">
              <text:p>Aggregated Delay of Total flows(seconds)</text:p>
            </chart:title>
            <chart:grid chart:style-name="ch9" chart:class="major"/>
          </chart:axis>
          <chart:series chart:style-name="ch10" chart:values-cell-range-address="udp_1ue_delay.B2:udp_1ue_delay.B5" chart:label-cell-address="udp_1ue_delay.B1:udp_1ue_delay.B1" chart:class="chart:bar">
            <chart:data-point chart:repeated="4"/>
          </chart:series>
          <chart:series chart:style-name="ch11" chart:values-cell-range-address="udp_1ue_delay.C2:udp_1ue_delay.C5" chart:label-cell-address="udp_1ue_delay.C1:udp_1ue_delay.C1" chart:class="chart:bar">
            <chart:data-point chart:repeated="4"/>
          </chart:series>
          <chart:series chart:style-name="ch12" chart:values-cell-range-address="udp_1ue_delay.D2:udp_1ue_delay.D5" chart:label-cell-address="udp_1ue_delay.D1:udp_1ue_delay.D1" chart:class="chart:bar">
            <chart:data-point chart:repeated="4"/>
          </chart:series>
          <chart:series chart:style-name="ch13" chart:values-cell-range-address="udp_1ue_delay.E2:udp_1ue_delay.E5" chart:label-cell-address="udp_1ue_delay.E1:udp_1ue_delay.E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</text:p>
                <draw:g>
                  <svg:desc>udp_1ue_delay.B1:udp_1ue_delay.B1</svg:desc>
                </draw:g>
              </table:table-cell>
              <table:table-cell office:value-type="string">
                <text:p>wifi</text:p>
                <draw:g>
                  <svg:desc>udp_1ue_delay.C1:udp_1ue_delay.C1</svg:desc>
                </draw:g>
              </table:table-cell>
              <table:table-cell office:value-type="string">
                <text:p>ltewifi</text:p>
                <draw:g>
                  <svg:desc>udp_1ue_delay.D1:udp_1ue_delay.D1</svg:desc>
                </draw:g>
              </table:table-cell>
              <table:table-cell office:value-type="string">
                <text:p>lteulwifidl</text:p>
                <draw:g>
                  <svg:desc>udp_1ue_delay.E1:udp_1ue_delay.E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udp_1ue_delay.A2:udp_1ue_delay.A5</svg:desc>
                </draw:g>
              </table:table-cell>
              <table:table-cell office:value-type="float" office:value="0.00790584">
                <text:p>0.00790584</text:p>
                <draw:g>
                  <svg:desc>udp_1ue_delay.B2:udp_1ue_delay.B5</svg:desc>
                </draw:g>
              </table:table-cell>
              <table:table-cell office:value-type="float" office:value="0.000737304">
                <text:p>0.000737304</text:p>
                <draw:g>
                  <svg:desc>udp_1ue_delay.C2:udp_1ue_delay.C5</svg:desc>
                </draw:g>
              </table:table-cell>
              <table:table-cell office:value-type="float" office:value="0.0041477">
                <text:p>0.0041477</text:p>
                <draw:g>
                  <svg:desc>udp_1ue_delay.D2:udp_1ue_delay.D5</svg:desc>
                </draw:g>
              </table:table-cell>
              <table:table-cell office:value-type="float" office:value="0.00708297">
                <text:p>0.00708297</text:p>
                <draw:g>
                  <svg:desc>udp_1ue_delay.E2:udp_1ue_delay.E5</svg:desc>
                </draw:g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455808">
                <text:p>0.00455808</text:p>
              </table:table-cell>
              <table:table-cell office:value-type="float" office:value="0.0327901">
                <text:p>0.0327901</text:p>
              </table:table-cell>
              <table:table-cell office:value-type="float" office:value="0.0028907">
                <text:p>0.0028907</text:p>
              </table:table-cell>
              <table:table-cell office:value-type="float" office:value="0.00373033">
                <text:p>0.003730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0804384">
                <text:p>0.00804384</text:p>
              </table:table-cell>
              <table:table-cell office:value-type="float" office:value="0.0499071">
                <text:p>0.0499071</text:p>
              </table:table-cell>
              <table:table-cell office:value-type="float" office:value="0.0185824">
                <text:p>0.0185824</text:p>
              </table:table-cell>
              <table:table-cell office:value-type="float" office:value="0.00480664">
                <text:p>0.0048066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825925">
                <text:p>0.00825925</text:p>
              </table:table-cell>
              <table:table-cell office:value-type="float" office:value="0.0500863">
                <text:p>0.0500863</text:p>
              </table:table-cell>
              <table:table-cell office:value-type="float" office:value="0.0249917">
                <text:p>0.0249917</text:p>
              </table:table-cell>
              <table:table-cell office:value-type="float" office:value="0.0244897">
                <text:p>0.02448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66cm" svg:y="0.316cm" chart:style-name="ch2">
          <text:p>Udp 1ue PacketLoss</text:p>
        </chart:title>
        <chart:legend chart:legend-position="end" svg:x="13.843cm" svg:y="3.454cm" style:legend-expansion="high" chart:style-name="ch3"/>
        <chart:plot-area chart:style-name="ch4" table:cell-range-address="udp_1ue_pktloss.A2:udp_1ue_pktloss.E5 udp_1ue_pktloss.B1:udp_1ue_pktloss.E1" chart:data-source-has-labels="both" svg:x="1.331cm" svg:y="1.635cm" svg:width="11.872cm" svg:height="6.204cm">
          <chartooo:coordinate-region svg:x="1.952cm" svg:y="1.834cm" svg:width="11.251cm" svg:height="5.358cm"/>
          <chart:axis chart:dimension="x" chart:name="primary-x" chart:style-name="ch5" chartooo:axis-type="auto">
            <chartooo:date-scale/>
            <chart:title svg:x="6.085cm" svg:y="8.019cm" chart:style-name="ch6">
              <text:p>Datarate(Mbps)</text:p>
            </chart:title>
            <chart:categories table:cell-range-address="udp_1ue_pktloss.A2:udp_1ue_pktloss.A5"/>
          </chart:axis>
          <chart:axis chart:dimension="y" chart:name="primary-y" chart:style-name="ch7">
            <chart:title svg:x="0.451cm" svg:y="7.07cm" chart:style-name="ch8">
              <text:p>Percentage of Total PacketLoss</text:p>
            </chart:title>
            <chart:grid chart:style-name="ch9" chart:class="major"/>
          </chart:axis>
          <chart:series chart:style-name="ch10" chart:values-cell-range-address="udp_1ue_pktloss.B2:udp_1ue_pktloss.B5" chart:label-cell-address="udp_1ue_pktloss.B1:udp_1ue_pktloss.B1" chart:class="chart:bar">
            <chart:data-point chart:repeated="4"/>
          </chart:series>
          <chart:series chart:style-name="ch11" chart:values-cell-range-address="udp_1ue_pktloss.C2:udp_1ue_pktloss.C5" chart:label-cell-address="udp_1ue_pktloss.C1:udp_1ue_pktloss.C1" chart:class="chart:bar">
            <chart:data-point chart:repeated="4"/>
          </chart:series>
          <chart:series chart:style-name="ch12" chart:values-cell-range-address="udp_1ue_pktloss.D2:udp_1ue_pktloss.D5" chart:label-cell-address="udp_1ue_pktloss.D1:udp_1ue_pktloss.D1" chart:class="chart:bar">
            <chart:data-point chart:repeated="4"/>
          </chart:series>
          <chart:series chart:style-name="ch13" chart:values-cell-range-address="udp_1ue_pktloss.E2:udp_1ue_pktloss.E5" chart:label-cell-address="udp_1ue_pktloss.E1:udp_1ue_pktloss.E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</text:p>
                <draw:g>
                  <svg:desc>udp_1ue_pktloss.B1:udp_1ue_pktloss.B1</svg:desc>
                </draw:g>
              </table:table-cell>
              <table:table-cell office:value-type="string">
                <text:p>wifi</text:p>
                <draw:g>
                  <svg:desc>udp_1ue_pktloss.C1:udp_1ue_pktloss.C1</svg:desc>
                </draw:g>
              </table:table-cell>
              <table:table-cell office:value-type="string">
                <text:p>ltewifi</text:p>
                <draw:g>
                  <svg:desc>udp_1ue_pktloss.D1:udp_1ue_pktloss.D1</svg:desc>
                </draw:g>
              </table:table-cell>
              <table:table-cell office:value-type="string">
                <text:p>lteulwifidl</text:p>
                <draw:g>
                  <svg:desc>udp_1ue_pktloss.E1:udp_1ue_pktloss.E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udp_1ue_pktloss.A2:udp_1ue_pktloss.A5</svg:desc>
                </draw:g>
              </table:table-cell>
              <table:table-cell office:value-type="float" office:value="0.0454959">
                <text:p>0.0454959</text:p>
                <draw:g>
                  <svg:desc>udp_1ue_pktloss.B2:udp_1ue_pktloss.B5</svg:desc>
                </draw:g>
              </table:table-cell>
              <table:table-cell office:value-type="float" office:value="0">
                <text:p>0</text:p>
                <draw:g>
                  <svg:desc>udp_1ue_pktloss.C2:udp_1ue_pktloss.C5</svg:desc>
                </draw:g>
              </table:table-cell>
              <table:table-cell office:value-type="float" office:value="0.022748">
                <text:p>0.022748</text:p>
                <draw:g>
                  <svg:desc>udp_1ue_pktloss.D2:udp_1ue_pktloss.D5</svg:desc>
                </draw:g>
              </table:table-cell>
              <table:table-cell office:value-type="float" office:value="0.0454959">
                <text:p>0.0454959</text:p>
                <draw:g>
                  <svg:desc>udp_1ue_pktloss.E2:udp_1ue_pktloss.E5</svg:desc>
                </draw:g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644525">
                <text:p>0.0644525</text:p>
              </table:table-cell>
              <table:table-cell office:value-type="float" office:value="2.69184">
                <text:p>2.69184</text:p>
              </table:table-cell>
              <table:table-cell office:value-type="float" office:value="0.0568699">
                <text:p>0.0568699</text:p>
              </table:table-cell>
              <table:table-cell office:value-type="float" office:value="0.0568699">
                <text:p>0.056869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7.6351">
                <text:p>27.6351</text:p>
              </table:table-cell>
              <table:table-cell office:value-type="float" office:value="51.1821">
                <text:p>51.1821</text:p>
              </table:table-cell>
              <table:table-cell office:value-type="float" office:value="1.47003">
                <text:p>1.47003</text:p>
              </table:table-cell>
              <table:table-cell office:value-type="float" office:value="13.0693">
                <text:p>13.069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63.8162">
                <text:p>63.8162</text:p>
              </table:table-cell>
              <table:table-cell office:value-type="float" office:value="75.5901">
                <text:p>75.5901</text:p>
              </table:table-cell>
              <table:table-cell office:value-type="float" office:value="39.4063">
                <text:p>39.4063</text:p>
              </table:table-cell>
              <table:table-cell office:value-type="float" office:value="39.2689">
                <text:p>39.26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19cm" svg:y="0.316cm" chart:style-name="ch2">
          <text:p>Udp 4ue Throughput</text:p>
        </chart:title>
        <chart:legend chart:legend-position="end" svg:x="13.843cm" svg:y="3.454cm" style:legend-expansion="high" chart:style-name="ch3"/>
        <chart:plot-area chart:style-name="ch4" table:cell-range-address="udp_4ue_throughput.A2:udp_4ue_throughput.E5 udp_4ue_throughput.B1:udp_4ue_throughput.E1" chart:data-source-has-labels="both" svg:x="1.331cm" svg:y="1.635cm" svg:width="11.872cm" svg:height="6.204cm">
          <chartooo:coordinate-region svg:x="1.952cm" svg:y="1.834cm" svg:width="11.251cm" svg:height="5.358cm"/>
          <chart:axis chart:dimension="x" chart:name="primary-x" chart:style-name="ch5" chartooo:axis-type="auto">
            <chartooo:date-scale/>
            <chart:title svg:x="6.085cm" svg:y="8.019cm" chart:style-name="ch6">
              <text:p>Datarate(Mbps)</text:p>
            </chart:title>
            <chart:categories table:cell-range-address="udp_4ue_throughput.A2:udp_4ue_throughput.A5"/>
          </chart:axis>
          <chart:axis chart:dimension="y" chart:name="primary-y" chart:style-name="ch7">
            <chart:title svg:x="0.451cm" svg:y="7.811cm" chart:style-name="ch8">
              <text:p>Aggregated Throughput of all flows(Mbps)</text:p>
            </chart:title>
            <chart:grid chart:style-name="ch9" chart:class="major"/>
          </chart:axis>
          <chart:series chart:style-name="ch10" chart:values-cell-range-address="udp_4ue_throughput.B2:udp_4ue_throughput.B5" chart:label-cell-address="udp_4ue_throughput.B1:udp_4ue_throughput.B1" chart:class="chart:bar">
            <chart:data-point chart:repeated="4"/>
          </chart:series>
          <chart:series chart:style-name="ch11" chart:values-cell-range-address="udp_4ue_throughput.C2:udp_4ue_throughput.C5" chart:label-cell-address="udp_4ue_throughput.C1:udp_4ue_throughput.C1" chart:class="chart:bar">
            <chart:data-point chart:repeated="4"/>
          </chart:series>
          <chart:series chart:style-name="ch12" chart:values-cell-range-address="udp_4ue_throughput.D2:udp_4ue_throughput.D5" chart:label-cell-address="udp_4ue_throughput.D1:udp_4ue_throughput.D1" chart:class="chart:bar">
            <chart:data-point chart:repeated="4"/>
          </chart:series>
          <chart:series chart:style-name="ch13" chart:values-cell-range-address="udp_4ue_throughput.E2:udp_4ue_throughput.E5" chart:label-cell-address="udp_4ue_throughput.E1:udp_4ue_throughput.E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</text:p>
                <draw:g>
                  <svg:desc>udp_4ue_throughput.B1:udp_4ue_throughput.B1</svg:desc>
                </draw:g>
              </table:table-cell>
              <table:table-cell office:value-type="string">
                <text:p>wifi</text:p>
                <draw:g>
                  <svg:desc>udp_4ue_throughput.C1:udp_4ue_throughput.C1</svg:desc>
                </draw:g>
              </table:table-cell>
              <table:table-cell office:value-type="string">
                <text:p>ltewifi</text:p>
                <draw:g>
                  <svg:desc>udp_4ue_throughput.D1:udp_4ue_throughput.D1</svg:desc>
                </draw:g>
              </table:table-cell>
              <table:table-cell office:value-type="string">
                <text:p>lteulwifidl</text:p>
                <draw:g>
                  <svg:desc>udp_4ue_throughput.E1:udp_4ue_throughput.E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udp_4ue_throughput.A2:udp_4ue_throughput.A5</svg:desc>
                </draw:g>
              </table:table-cell>
              <table:table-cell office:value-type="float" office:value="15.6793">
                <text:p>15.6793</text:p>
                <draw:g>
                  <svg:desc>udp_4ue_throughput.B2:udp_4ue_throughput.B5</svg:desc>
                </draw:g>
              </table:table-cell>
              <table:table-cell office:value-type="float" office:value="5.46046">
                <text:p>5.46046</text:p>
                <draw:g>
                  <svg:desc>udp_4ue_throughput.C2:udp_4ue_throughput.C5</svg:desc>
                </draw:g>
              </table:table-cell>
              <table:table-cell office:value-type="float" office:value="14.5809">
                <text:p>14.5809</text:p>
                <draw:g>
                  <svg:desc>udp_4ue_throughput.D2:udp_4ue_throughput.D5</svg:desc>
                </draw:g>
              </table:table-cell>
              <table:table-cell office:value-type="float" office:value="15.6818">
                <text:p>15.6818</text:p>
                <draw:g>
                  <svg:desc>udp_4ue_throughput.E2:udp_4ue_throughput.E5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1.3429">
                <text:p>31.3429</text:p>
              </table:table-cell>
              <table:table-cell office:value-type="float" office:value="5.21179">
                <text:p>5.21179</text:p>
              </table:table-cell>
              <table:table-cell office:value-type="float" office:value="20.8223">
                <text:p>20.8223</text:p>
              </table:table-cell>
              <table:table-cell office:value-type="float" office:value="31.3477">
                <text:p>31.347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3.2323">
                <text:p>33.2323</text:p>
              </table:table-cell>
              <table:table-cell office:value-type="float" office:value="5.49295">
                <text:p>5.49295</text:p>
              </table:table-cell>
              <table:table-cell office:value-type="float" office:value="36.9443">
                <text:p>36.9443</text:p>
              </table:table-cell>
              <table:table-cell office:value-type="float" office:value="47.8996">
                <text:p>47.89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3.2472">
                <text:p>33.2472</text:p>
              </table:table-cell>
              <table:table-cell office:value-type="float" office:value="5.55961">
                <text:p>5.55961</text:p>
              </table:table-cell>
              <table:table-cell office:value-type="float" office:value="38.5468">
                <text:p>38.5468</text:p>
              </table:table-cell>
              <table:table-cell office:value-type="float" office:value="56.1243">
                <text:p>56.12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62cm" svg:y="0.316cm" chart:style-name="ch2">
          <text:p>Udp 4ue Delay</text:p>
        </chart:title>
        <chart:legend chart:legend-position="end" svg:x="13.843cm" svg:y="3.454cm" style:legend-expansion="high" chart:style-name="ch3"/>
        <chart:plot-area chart:style-name="ch4" table:cell-range-address="udp_4ue_delay.A2:udp_4ue_delay.E5 udp_4ue_delay.B1:udp_4ue_delay.E1" chart:data-source-has-labels="both" svg:x="1.331cm" svg:y="1.635cm" svg:width="11.872cm" svg:height="6.204cm">
          <chartooo:coordinate-region svg:x="2.243cm" svg:y="1.834cm" svg:width="10.96cm" svg:height="5.358cm"/>
          <chart:axis chart:dimension="x" chart:name="primary-x" chart:style-name="ch5" chartooo:axis-type="auto">
            <chartooo:date-scale/>
            <chart:title svg:x="6.085cm" svg:y="8.019cm" chart:style-name="ch6">
              <text:p>Datarate(Mbps)</text:p>
            </chart:title>
            <chart:categories table:cell-range-address="udp_4ue_delay.A2:udp_4ue_delay.A5"/>
          </chart:axis>
          <chart:axis chart:dimension="y" chart:name="primary-y" chart:style-name="ch7">
            <chart:title svg:x="0.451cm" svg:y="7.612cm" chart:style-name="ch8">
              <text:p>Aggregated Delay of all flows(seconds)</text:p>
            </chart:title>
            <chart:grid chart:style-name="ch9" chart:class="major"/>
          </chart:axis>
          <chart:series chart:style-name="ch10" chart:values-cell-range-address="udp_4ue_delay.B2:udp_4ue_delay.B5" chart:label-cell-address="udp_4ue_delay.B1:udp_4ue_delay.B1" chart:class="chart:bar">
            <chart:data-point chart:repeated="4"/>
          </chart:series>
          <chart:series chart:style-name="ch11" chart:values-cell-range-address="udp_4ue_delay.C2:udp_4ue_delay.C5" chart:label-cell-address="udp_4ue_delay.C1:udp_4ue_delay.C1" chart:class="chart:bar">
            <chart:data-point chart:repeated="4"/>
          </chart:series>
          <chart:series chart:style-name="ch12" chart:values-cell-range-address="udp_4ue_delay.D2:udp_4ue_delay.D5" chart:label-cell-address="udp_4ue_delay.D1:udp_4ue_delay.D1" chart:class="chart:bar">
            <chart:data-point chart:repeated="4"/>
          </chart:series>
          <chart:series chart:style-name="ch13" chart:values-cell-range-address="udp_4ue_delay.E2:udp_4ue_delay.E5" chart:label-cell-address="udp_4ue_delay.E1:udp_4ue_delay.E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</text:p>
                <draw:g>
                  <svg:desc>udp_4ue_delay.B1:udp_4ue_delay.B1</svg:desc>
                </draw:g>
              </table:table-cell>
              <table:table-cell office:value-type="string">
                <text:p>wifi</text:p>
                <draw:g>
                  <svg:desc>udp_4ue_delay.C1:udp_4ue_delay.C1</svg:desc>
                </draw:g>
              </table:table-cell>
              <table:table-cell office:value-type="string">
                <text:p>ltewifi</text:p>
                <draw:g>
                  <svg:desc>udp_4ue_delay.D1:udp_4ue_delay.D1</svg:desc>
                </draw:g>
              </table:table-cell>
              <table:table-cell office:value-type="string">
                <text:p>lteulwifidl</text:p>
                <draw:g>
                  <svg:desc>udp_4ue_delay.E1:udp_4ue_delay.E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udp_4ue_delay.A2:udp_4ue_delay.A5</svg:desc>
                </draw:g>
              </table:table-cell>
              <table:table-cell office:value-type="float" office:value="0.00691555">
                <text:p>0.00691555</text:p>
                <draw:g>
                  <svg:desc>udp_4ue_delay.B2:udp_4ue_delay.B5</svg:desc>
                </draw:g>
              </table:table-cell>
              <table:table-cell office:value-type="float" office:value="0.0466468">
                <text:p>0.0466468</text:p>
                <draw:g>
                  <svg:desc>udp_4ue_delay.C2:udp_4ue_delay.C5</svg:desc>
                </draw:g>
              </table:table-cell>
              <table:table-cell office:value-type="float" office:value="0.0128573">
                <text:p>0.0128573</text:p>
                <draw:g>
                  <svg:desc>udp_4ue_delay.D2:udp_4ue_delay.D5</svg:desc>
                </draw:g>
              </table:table-cell>
              <table:table-cell office:value-type="float" office:value="0.00548235">
                <text:p>0.00548235</text:p>
                <draw:g>
                  <svg:desc>udp_4ue_delay.E2:udp_4ue_delay.E5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672398">
                <text:p>0.00672398</text:p>
              </table:table-cell>
              <table:table-cell office:value-type="float" office:value="0.0525776">
                <text:p>0.0525776</text:p>
              </table:table-cell>
              <table:table-cell office:value-type="float" office:value="0.0167848">
                <text:p>0.0167848</text:p>
              </table:table-cell>
              <table:table-cell office:value-type="float" office:value="0.00537091">
                <text:p>0.0053709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215739">
                <text:p>0.0215739</text:p>
              </table:table-cell>
              <table:table-cell office:value-type="float" office:value="0.0534479">
                <text:p>0.0534479</text:p>
              </table:table-cell>
              <table:table-cell office:value-type="float" office:value="0.0130814">
                <text:p>0.0130814</text:p>
              </table:table-cell>
              <table:table-cell office:value-type="float" office:value="0.00983958">
                <text:p>0.0098395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21919">
                <text:p>0.021919</text:p>
              </table:table-cell>
              <table:table-cell office:value-type="float" office:value="0.0538822">
                <text:p>0.0538822</text:p>
              </table:table-cell>
              <table:table-cell office:value-type="float" office:value="0.0262691">
                <text:p>0.0262691</text:p>
              </table:table-cell>
              <table:table-cell office:value-type="float" office:value="0.0330781">
                <text:p>0.03307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66cm" svg:y="0.316cm" chart:style-name="ch2">
          <text:p>Udp 4ue PacketLoss</text:p>
        </chart:title>
        <chart:legend chart:legend-position="end" svg:x="13.843cm" svg:y="3.454cm" style:legend-expansion="high" chart:style-name="ch3"/>
        <chart:plot-area chart:style-name="ch4" table:cell-range-address="udp_4ue_pktloss.A2:udp_4ue_pktloss.E5 udp_4ue_pktloss.B1:udp_4ue_pktloss.E1" chart:data-source-has-labels="both" svg:x="1.331cm" svg:y="1.635cm" svg:width="11.872cm" svg:height="6.204cm">
          <chartooo:coordinate-region svg:x="2.138cm" svg:y="1.834cm" svg:width="11.065cm" svg:height="5.358cm"/>
          <chart:axis chart:dimension="x" chart:name="primary-x" chart:style-name="ch5" chartooo:axis-type="auto">
            <chartooo:date-scale/>
            <chart:title svg:x="6.112cm" svg:y="8.019cm" chart:style-name="ch6">
              <text:p>datarate(Mbps)</text:p>
            </chart:title>
            <chart:categories table:cell-range-address="udp_4ue_pktloss.A2:udp_4ue_pktloss.A5"/>
          </chart:axis>
          <chart:axis chart:dimension="y" chart:name="primary-y" chart:style-name="ch7">
            <chart:title svg:x="0.451cm" svg:y="6.951cm" chart:style-name="ch8">
              <text:p>Percentage of total packetloss</text:p>
            </chart:title>
            <chart:grid chart:style-name="ch9" chart:class="major"/>
          </chart:axis>
          <chart:series chart:style-name="ch10" chart:values-cell-range-address="udp_4ue_pktloss.B2:udp_4ue_pktloss.B5" chart:label-cell-address="udp_4ue_pktloss.B1:udp_4ue_pktloss.B1" chart:class="chart:bar">
            <chart:data-point chart:repeated="4"/>
          </chart:series>
          <chart:series chart:style-name="ch11" chart:values-cell-range-address="udp_4ue_pktloss.C2:udp_4ue_pktloss.C5" chart:label-cell-address="udp_4ue_pktloss.C1:udp_4ue_pktloss.C1" chart:class="chart:bar">
            <chart:data-point chart:repeated="4"/>
          </chart:series>
          <chart:series chart:style-name="ch12" chart:values-cell-range-address="udp_4ue_pktloss.D2:udp_4ue_pktloss.D5" chart:label-cell-address="udp_4ue_pktloss.D1:udp_4ue_pktloss.D1" chart:class="chart:bar">
            <chart:data-point chart:repeated="4"/>
          </chart:series>
          <chart:series chart:style-name="ch13" chart:values-cell-range-address="udp_4ue_pktloss.E2:udp_4ue_pktloss.E5" chart:label-cell-address="udp_4ue_pktloss.E1:udp_4ue_pktloss.E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</text:p>
                <draw:g>
                  <svg:desc>udp_4ue_pktloss.B1:udp_4ue_pktloss.B1</svg:desc>
                </draw:g>
              </table:table-cell>
              <table:table-cell office:value-type="string">
                <text:p>wifi</text:p>
                <draw:g>
                  <svg:desc>udp_4ue_pktloss.C1:udp_4ue_pktloss.C1</svg:desc>
                </draw:g>
              </table:table-cell>
              <table:table-cell office:value-type="string">
                <text:p>ltewifi</text:p>
                <draw:g>
                  <svg:desc>udp_4ue_pktloss.D1:udp_4ue_pktloss.D1</svg:desc>
                </draw:g>
              </table:table-cell>
              <table:table-cell office:value-type="string">
                <text:p>lteulwifidl</text:p>
                <draw:g>
                  <svg:desc>udp_4ue_pktloss.E1:udp_4ue_pktloss.E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udp_4ue_pktloss.A2:udp_4ue_pktloss.A5</svg:desc>
                </draw:g>
              </table:table-cell>
              <table:table-cell office:value-type="float" office:value="0.0682439">
                <text:p>0.0682439</text:p>
                <draw:g>
                  <svg:desc>udp_4ue_pktloss.B2:udp_4ue_pktloss.B5</svg:desc>
                </draw:g>
              </table:table-cell>
              <table:table-cell office:value-type="float" office:value="65.3037">
                <text:p>65.3037</text:p>
                <draw:g>
                  <svg:desc>udp_4ue_pktloss.C2:udp_4ue_pktloss.C5</svg:desc>
                </draw:g>
              </table:table-cell>
              <table:table-cell office:value-type="float" office:value="7.05755">
                <text:p>7.05755</text:p>
                <draw:g>
                  <svg:desc>udp_4ue_pktloss.D2:udp_4ue_pktloss.D5</svg:desc>
                </draw:g>
              </table:table-cell>
              <table:table-cell office:value-type="float" office:value="0.0454959">
                <text:p>0.0454959</text:p>
                <draw:g>
                  <svg:desc>udp_4ue_pktloss.E2:udp_4ue_pktloss.E5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796178">
                <text:p>0.0796178</text:p>
              </table:table-cell>
              <table:table-cell office:value-type="float" office:value="83.431">
                <text:p>83.431</text:p>
              </table:table-cell>
              <table:table-cell office:value-type="float" office:value="33.6471">
                <text:p>33.6471</text:p>
              </table:table-cell>
              <table:table-cell office:value-type="float" office:value="0.0597134">
                <text:p>0.059713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0137">
                <text:p>47.0137</text:p>
              </table:table-cell>
              <table:table-cell office:value-type="float" office:value="91.2841">
                <text:p>91.2841</text:p>
              </table:table-cell>
              <table:table-cell office:value-type="float" office:value="41.3524">
                <text:p>41.3524</text:p>
              </table:table-cell>
              <table:table-cell office:value-type="float" office:value="23.6277">
                <text:p>23.627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64.6838">
                <text:p>64.6838</text:p>
              </table:table-cell>
              <table:table-cell office:value-type="float" office:value="94.3358">
                <text:p>94.3358</text:p>
              </table:table-cell>
              <table:table-cell office:value-type="float" office:value="59.0508">
                <text:p>59.0508</text:p>
              </table:table-cell>
              <table:table-cell office:value-type="float" office:value="40.3662">
                <text:p>40.36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